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bdd6ee" fo:background-color="#9cc2e5" style:text-align-source="fix" style:repeat-content="false" fo:border-left="0.51pt solid #bdd6ee" fo:border-right="0.51pt solid #bdd6ee" fo:border-top="0.06pt solid #bdd6e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bdd6ee" style:text-align-source="fix" style:repeat-content="false" fo:border-left="0.51pt solid #bdd6ee" fo:border-right="0.51pt solid #bdd6ee" fo:border-top="0.06pt solid #bdd6e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ptide</text:p>
          </table:table-cell>
          <table:table-cell office:value-type="string" calcext:value-type="string">
            <text:p>amyloid_database</text:p>
          </table:table-cell>
          <table:table-cell office:value-type="string" calcext:value-type="string">
            <text:p>amyloid_tht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NSGP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FTIR, TEM, ProteoStat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ANKH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TANGO, 3D profile method</text:p>
          </table:table-cell>
          <table:table-cell table:style-name="ce6" office:value-type="string" calcext:value-type="string">
            <text:p>electron micrograph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EMRH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TANGO, 3D profile method</text:p>
          </table:table-cell>
          <table:table-cell table:style-name="ce6" office:value-type="string" calcext:value-type="string">
            <text:p>electron micrograph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MHFG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X-ray diffrac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EY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altz, position-specific scoring matrix (PSSM)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GFN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TIR, electron microscopy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ASSSN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6" office:value-type="string" calcext:value-type="string">
            <text:p>electron micrographs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HSSNN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X-ray microcrystallography, electron micrograph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ENI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IFNIT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HFG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LFNLT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STVV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LNIYQ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TFIQF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FTIR, electron microscopy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WSFY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YYTEF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NTIFV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DETVIV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TPTE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FQKQQ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FGELF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SHVI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STTII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HT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.00.0000</text:date>, <text:time style:data-style-name="N2" text:time-value="22:15:21.06772165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2:32:08.593205934</meta:creation-date>
    <dc:date>2018-11-14T22:42:53.074177858</dc:date>
    <meta:editing-duration>PT10M24S</meta:editing-duration>
    <meta:editing-cycles>2</meta:editing-cycles>
    <meta:generator>LibreOffice/6.0.6.2$Linux_X86_64 LibreOffice_project/00m0$Build-2</meta:generator>
    <meta:document-statistic meta:table-count="1" meta:cell-count="113" meta:object-count="0"/>
  </office:meta>
</office:document-meta>
</file>